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35cm" draw:fill="none" draw:fill-color="#dc230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path draw:style-name="gr1" draw:text-style-name="P1" draw:layer="layout" svg:width="3.841cm" svg:height="5.935cm" draw:transform="skewX (0.024434609527916) rotate (0.797615468161258) translate (5.6699999959691cm 11.5999999958694cm)" svg:viewBox="0 0 3842 5936" svg:d="m0 24319c1397 0 1397 1397 1397 1397 0 0-31 1179 2445 4539">
          <text:p/>
        </draw:path>
        <draw:line draw:style-name="gr2" draw:text-style-name="P1" draw:layer="layout" svg:x1="5.8cm" svg:y1="11.7cm" svg:x2="12.8cm" svg:y2="13.2cm">
          <text:p/>
        </draw:line>
        <draw:custom-shape draw:style-name="gr3" draw:text-style-name="P1" draw:layer="layout" svg:width="0.5cm" svg:height="0.5cm" svg:x="5.4cm" svg:y="11.4cm">
          <text:p text:style-name="P1"/>
          <text:p text:style-name="P1"/>
          <text:p text:style-name="P1">n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4" draw:text-style-name="P1" draw:layer="layout" svg:width="1.499cm" svg:height="0.499cm" draw:transform="rotate (-1.74951804219997) translate (10.4583467813635cm 11.9123891440662cm)" svg:viewBox="0 0 1500 500" draw:points="750,-24819 0,-24319 1500,-24319">
          <text:p text:style-name="P1"/>
          <text:p text:style-name="P1"/>
          <text:p text:style-name="P1"/>
        </draw:polygon>
        <draw:custom-shape draw:style-name="gr3" draw:text-style-name="P1" draw:layer="layout" svg:width="0.5cm" svg:height="0.5cm" svg:x="12.5cm" svg:y="12.9cm">
          <text:p text:style-name="P1"/>
          <text:p text:style-name="P1"/>
          <text:p text:style-name="P1">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8cm" svg:y1="16.3cm" svg:x2="12.8cm" svg:y2="17.8cm">
          <text:p/>
        </draw:line>
        <draw:custom-shape draw:style-name="gr3" draw:text-style-name="P1" draw:layer="layout" svg:width="0.5cm" svg:height="0.5cm" svg:x="5.4cm" svg:y="16cm">
          <text:p text:style-name="P1"/>
          <text:p text:style-name="P1"/>
          <text:p text:style-name="P1">n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cm" svg:height="0.5cm" svg:x="12.5cm" svg:y="17.5cm">
          <text:p text:style-name="P1"/>
          <text:p text:style-name="P1"/>
          <text:p text:style-name="P1">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1" draw:text-style-name="P1" draw:layer="layout" svg:width="5.941cm" svg:height="3.031cm" draw:transform="rotate (0.245044226979958) translate (6cm 16cm)" svg:viewBox="0 0 5942 3032" svg:d="m0 33955c4123 1 5942 3032 5942 3032">
          <text:p/>
        </draw:path>
        <draw:polygon draw:style-name="gr4" draw:text-style-name="P1" draw:layer="layout" svg:width="1.499cm" svg:height="0.499cm" draw:transform="rotate (-1.91864044671819) translate (9.98127088164659cm 15.1700886764369cm)" svg:viewBox="0 0 1500 500" draw:points="750,-29109 0,-28609 1500,-28609">
          <text:p text:style-name="P1"/>
          <text:p text:style-name="P1"/>
          <text:p text:style-name="P1"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 P</meta:initial-creator>
    <meta:creation-date>2011-08-13T23:03:30.46</meta:creation-date>
    <dc:date>2011-08-13T23:31:54.48</dc:date>
    <dc:creator>Tom P</dc:creator>
    <meta:editing-duration>PT00H13M23S</meta:editing-duration>
    <meta:editing-cycles>1</meta:editing-cycles>
    <meta:document-statistic meta:object-count="10"/>
    <meta:generator>OpenOffice.org/3.1$Win32 OpenOffice.org_project/310m11$Build-9399</meta:generator>
  </office:meta>
</office:document-meta>
</file>